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931F834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subtitle">
      <style:graphic-properties draw:fill-color="#ffffff" fo:min-height="16.241cm"/>
    </style:style>
    <style:style style:name="pr2" style:family="presentation" style:parent-style-name="lyt-paper-notes">
      <style:graphic-properties draw:fill-color="#ffffff" fo:min-height="13.364cm"/>
    </style:style>
    <style:style style:name="pr3" style:family="presentation" style:parent-style-name="lyt-paper-title">
      <style:graphic-properties draw:fill-color="#ffffff" draw:auto-grow-height="true" fo:min-height="3.507cm"/>
    </style:style>
    <style:style style:name="pr4" style:family="presentation" style:parent-style-name="lyt-paper-outline1">
      <style:graphic-properties draw:fill-color="#ffffff" draw:auto-grow-height="true" fo:min-height="11.001cm"/>
    </style:style>
    <style:style style:name="pr5" style:family="presentation" style:parent-style-name="lyt-paper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lyt-paper" presentation:presentation-page-layout-name="AL1T32">
        <draw:frame presentation:style-name="pr1" draw:layer="layout" svg:width="24cm" svg:height="16.241cm" svg:x="2cm" svg:y="1.6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3" draw:text-style-name="P1" draw:layer="layout" svg:width="24cm" svg:height="3.507cm" svg:x="2cm" svg:y="1.637cm" presentation:class="title" presentation:placeholder="true" presentation:user-transformed="true">
          <draw:text-box/>
        </draw:frame>
        <draw:frame presentation:style-name="pr4" draw:text-style-name="P2" draw:layer="layout" svg:width="23cm" svg:height="11.001cm" svg:x="2.5cm" svg:y="5.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Introduction to Ansible presentation</dc:title>
    <dc:description>https://www.meetup.com/DevOps-Perth/events/241996842/</dc:description>
    <meta:creation-date>2017-08-27T12:05:04</meta:creation-date>
    <dc:language>en-US</dc:language>
    <meta:editing-cycles>2</meta:editing-cycles>
    <meta:editing-duration>P0D</meta:editing-duration>
    <meta:initial-creator>Alastair Irvine</meta:initial-creator>
    <meta:keyword>Ansible</meta:keyword>
    <meta:keyword>DevOps</meta:keyword>
    <meta:keyword>provisioning</meta:keyword>
    <dc:subject>given at the DevOps Perth Meetup on 30 Aug 2017</dc:subject>
    <dc:date>2017-08-27T12:07:05</dc:date>
    <dc:creator>Alastair Irvine</dc:creator>
    <meta:document-statistic meta:object-count="34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usr/lib/libreoffice/share/template/common/layout/lyt-paper.otp" meta:date="2017-08-27T12:05:03"/>
  </office:meta>
</office:document-meta>
</file>